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3" svg:font-family="'Times New Roman'" style:font-family-generic="roman"/>
    <style:font-face style:name="Times New Roman2" svg:font-family="'Times New Roman'" style:font-adornments="Bold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3854in" fo:margin-left="1.6083in" table:align="left"/>
    </style:style>
    <style:style style:name="Table1.A" style:family="table-column">
      <style:table-column-properties style:column-width="1.6354in"/>
    </style:style>
    <style:style style:name="Table1.B" style:family="table-column">
      <style:table-column-properties style:column-width="0.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P2" style:family="paragraph" style:parent-style-name="Footer">
      <style:text-properties fo:language="hu" fo:country="HU"/>
    </style:style>
    <style:style style:name="P3" style:family="paragraph" style:parent-style-name="Textformatvorlage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3pt" fo:language="hu" fo:country="HU" fo:font-weight="bold" officeooo:rsid="000b1bab" officeooo:paragraph-rsid="000b1bab" style:font-size-asian="11.3500003814697pt" style:font-weight-asian="bold" style:font-size-complex="13pt" style:font-weight-complex="bold"/>
    </style:style>
    <style:style style:name="P4" style:family="paragraph" style:parent-style-name="Textformatvorlage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3pt" fo:language="hu" fo:country="HU" fo:font-weight="bold" officeooo:paragraph-rsid="000b1bab" style:font-size-asian="11.3500003814697pt" style:font-weight-asian="bold" style:font-size-complex="13pt" style:font-weight-complex="bold"/>
    </style:style>
    <style:style style:name="P5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paragraph-rsid="000b1bab" style:font-size-asian="11.3500003814697pt" style:font-weight-asian="normal" style:font-size-complex="13pt" style:font-weight-complex="normal"/>
    </style:style>
    <style:style style:name="P6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rsid="000b1bab" officeooo:paragraph-rsid="000b1bab" style:font-size-asian="11.3500003814697pt" style:font-weight-asian="normal" style:font-size-complex="13pt" style:font-weight-complex="normal"/>
    </style:style>
    <style:style style:name="P7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3pt" fo:language="hu" fo:country="HU" fo:font-weight="normal" officeooo:rsid="0063ce1c" officeooo:paragraph-rsid="0063ce1c" style:font-size-asian="11.3500003814697pt" style:font-weight-asian="normal" style:font-size-complex="13pt" style:font-weight-complex="normal"/>
    </style:style>
    <style:style style:name="P8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8pt" fo:language="hu" fo:country="HU" fo:font-weight="bold" officeooo:paragraph-rsid="000b1bab" style:font-size-asian="18pt" style:font-weight-asian="bold" style:font-size-complex="18pt" style:font-weight-complex="bold"/>
    </style:style>
    <style:style style:name="P9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24pt" fo:language="hu" fo:country="HU" fo:font-weight="bold" officeooo:rsid="000b1bab" officeooo:paragraph-rsid="000b1bab" style:font-size-asian="24pt" style:font-weight-asian="bold" style:font-size-complex="24pt" style:font-weight-complex="bold"/>
    </style:style>
    <style:style style:name="P10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2pt" fo:language="hu" fo:country="HU" fo:font-style="italic" fo:font-weight="normal" officeooo:paragraph-rsid="000b1bab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font-size="16pt" fo:language="hu" fo:country="HU" fo:font-weight="bold" officeooo:paragraph-rsid="000b1bab" style:font-size-asian="16pt" style:font-weight-asian="bold" style:font-size-complex="16pt" style:font-weight-complex="bold"/>
    </style:style>
    <style:style style:name="P12" style:family="paragraph" style:parent-style-name="Textformatvorlage">
      <style:paragraph-properties fo:margin-left="0in" fo:margin-right="0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3" style:family="paragraph" style:parent-style-name="Textformatvorlage">
      <style:paragraph-properties fo:margin-left="0.5016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4" style:family="paragraph" style:parent-style-name="Textformatvorlage">
      <style:paragraph-properties fo:margin-left="0.5016in" fo:margin-right="0.5701in" fo:line-height="150%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5" style:family="paragraph" style:parent-style-name="Textformatvorlage">
      <style:paragraph-properties fo:margin-left="0.3091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6" style:family="paragraph" style:parent-style-name="Textformatvorlage">
      <style:paragraph-properties fo:margin-left="0.0339in" fo:margin-right="0.5701in" fo:text-align="justify" style:justify-single-word="false" fo:text-indent="0in" style:auto-text-indent="false"/>
      <style:text-properties style:font-name="Times New Roman1" fo:language="hu" fo:country="HU" officeooo:paragraph-rsid="000b1bab"/>
    </style:style>
    <style:style style:name="P17" style:family="paragraph" style:parent-style-name="Textformatvorlage">
      <style:paragraph-properties fo:margin-left="0.0339in" fo:margin-right="0.5701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8" style:family="paragraph" style:parent-style-name="Textformatvorlage">
      <style:paragraph-properties fo:margin-left="0.0299in" fo:margin-right="0in" fo:text-align="center" style:justify-single-word="false" fo:text-indent="0in" style:auto-text-indent="false"/>
      <style:text-properties style:font-name="Times New Roman1" fo:language="hu" fo:country="HU" officeooo:paragraph-rsid="000b1bab"/>
    </style:style>
    <style:style style:name="P19" style:family="paragraph" style:parent-style-name="Standard">
      <style:text-properties style:font-name="Times New Roman1" fo:language="hu" fo:country="HU"/>
    </style:style>
    <style:style style:name="P20" style:family="paragraph" style:parent-style-name="Standard">
      <style:text-properties style:font-name="Times New Roman1" fo:language="hu" fo:country="HU" officeooo:rsid="0008ed5f" officeooo:paragraph-rsid="0008ed5f"/>
    </style:style>
    <style:style style:name="P21" style:family="paragraph" style:parent-style-name="Standard">
      <style:text-properties style:font-name="Times New Roman1" fo:language="hu" fo:country="HU" officeooo:rsid="0007ffa1" officeooo:paragraph-rsid="0007ffa1"/>
    </style:style>
    <style:style style:name="P22" style:family="paragraph" style:parent-style-name="Standard">
      <style:text-properties style:font-name="Times New Roman1" fo:language="hu" fo:country="HU" officeooo:rsid="000a9375" officeooo:paragraph-rsid="0008ed5f"/>
    </style:style>
    <style:style style:name="P23" style:family="paragraph" style:parent-style-name="Standard">
      <style:text-properties style:font-name="Times New Roman1" fo:language="hu" fo:country="HU" officeooo:rsid="000a9375" officeooo:paragraph-rsid="000a9375"/>
    </style:style>
    <style:style style:name="P24" style:family="paragraph" style:parent-style-name="Standard">
      <style:text-properties style:font-name="Times New Roman1" fo:language="hu" fo:country="HU" officeooo:rsid="000b960a" officeooo:paragraph-rsid="000b960a"/>
    </style:style>
    <style:style style:name="P25" style:family="paragraph" style:parent-style-name="Standard">
      <style:text-properties style:font-name="Times New Roman1" fo:language="hu" fo:country="HU" fo:font-style="italic" officeooo:rsid="000b960a" officeooo:paragraph-rsid="000b960a" style:font-style-asian="italic" style:font-style-complex="italic"/>
    </style:style>
    <style:style style:name="P26" style:family="paragraph" style:parent-style-name="Standard">
      <style:paragraph-properties fo:break-before="page"/>
      <style:text-properties style:font-name="Times New Roman1" fo:language="hu" fo:country="HU" officeooo:rsid="000b960a" officeooo:paragraph-rsid="000b960a"/>
    </style:style>
    <style:style style:name="P27" style:family="paragraph" style:parent-style-name="Contents_20_Heading">
      <style:paragraph-properties fo:break-before="page"/>
      <style:text-properties style:font-name="Times New Roman1" fo:language="hu" fo:country="HU" officeooo:paragraph-rsid="000b1bab"/>
    </style:style>
    <style:style style:name="P28" style:family="paragraph" style:parent-style-name="Standard" style:master-page-name="">
      <style:paragraph-properties fo:margin-left="0in" fo:margin-right="4.6563in" fo:text-align="end" style:justify-single-word="false" fo:text-indent="0in" style:auto-text-indent="false" style:page-number="auto"/>
      <style:text-properties style:font-name="Times New Roman1" fo:language="hu" fo:country="HU" officeooo:rsid="000b960a" officeooo:paragraph-rsid="000b960a"/>
    </style:style>
    <style:style style:name="P29" style:family="paragraph" style:parent-style-name="dolgozat-Bekezdes">
      <style:text-properties officeooo:rsid="0044515e" officeooo:paragraph-rsid="0044515e"/>
    </style:style>
    <style:style style:name="P30" style:family="paragraph" style:parent-style-name="dolgozat-Bekezdes-felsorolas" style:master-page-name="">
      <style:paragraph-properties fo:margin-left="0.0626in" fo:margin-right="0in" fo:margin-top="0in" fo:margin-bottom="0in" style:contextual-spacing="false" fo:line-height="150%" fo:text-align="justify" style:justify-single-word="false" fo:keep-together="always" fo:text-indent="0.1402in" style:auto-text-indent="false" style:page-number="auto" text:number-lines="false" text:line-number="0"/>
      <style:text-properties officeooo:rsid="003ec61d" officeooo:paragraph-rsid="003ec61d"/>
    </style:style>
    <style:style style:name="P31" style:family="paragraph" style:parent-style-name="dolgozat-Bekezdes-felsorolas">
      <style:paragraph-properties fo:margin-left="0.0626in" fo:margin-right="0in" fo:margin-top="0in" fo:margin-bottom="0in" style:contextual-spacing="false" fo:line-height="150%" fo:text-align="justify" style:justify-single-word="false" fo:text-indent="0.1402in" style:auto-text-indent="false" text:number-lines="false" text:line-number="0"/>
      <style:text-properties officeooo:rsid="004d2d9c" officeooo:paragraph-rsid="00590f0b"/>
    </style:style>
    <style:style style:name="P32" style:family="paragraph" style:parent-style-name="dolgozat-Bekezdes-felsorolas">
      <style:paragraph-properties fo:margin-left="0.0626in" fo:margin-right="0in" fo:margin-top="0in" fo:margin-bottom="0in" style:contextual-spacing="false" fo:line-height="150%" fo:text-align="justify" style:justify-single-word="false" fo:text-indent="0.1402in" style:auto-text-indent="false" text:number-lines="false" text:line-number="0"/>
      <style:text-properties officeooo:rsid="004d2d9c" officeooo:paragraph-rsid="005deed6"/>
    </style:style>
    <style:style style:name="P33" style:family="paragraph" style:parent-style-name="dolgozat-Bekezdes-felsorolas">
      <style:paragraph-properties fo:margin-left="0.0626in" fo:margin-right="0in" fo:margin-top="0in" fo:margin-bottom="0in" style:contextual-spacing="false" fo:line-height="150%" fo:text-align="center" style:justify-single-word="false" fo:text-indent="0.1402in" style:auto-text-indent="false" text:number-lines="false" text:line-number="0"/>
      <style:text-properties style:font-name="Times New Roman2" officeooo:rsid="005bbd9d" officeooo:paragraph-rsid="005cb6a4"/>
    </style:style>
    <style:style style:name="P34" style:family="paragraph" style:parent-style-name="dolgozat-Bekezdes-felsorolas">
      <style:paragraph-properties fo:margin-left="0.0626in" fo:margin-right="0in" fo:margin-top="0in" fo:margin-bottom="0in" style:contextual-spacing="false" fo:line-height="150%" fo:text-align="justify" style:justify-single-word="false" fo:text-indent="0.1402in" style:auto-text-indent="false" text:number-lines="false" text:line-number="0"/>
      <style:text-properties officeooo:rsid="006266ca" officeooo:paragraph-rsid="006266ca"/>
    </style:style>
    <style:style style:name="P35" style:family="paragraph" style:parent-style-name="Table_20_Contents">
      <style:paragraph-properties fo:margin-left="0.0728in" fo:margin-right="0.2189in" fo:text-align="start" style:justify-single-word="false" fo:text-indent="-0.0102in" style:auto-text-indent="false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officeooo:rsid="004910a5" officeooo:paragraph-rsid="004910a5" style:font-size-asian="9pt" style:font-size-complex="9pt"/>
    </style:style>
    <style:style style:name="P36" style:family="paragraph" style:parent-style-name="Table_20_Contents">
      <style:paragraph-properties fo:margin-left="0.0728in" fo:margin-right="0.2189in" fo:text-align="start" style:justify-single-word="false" fo:text-indent="-0.0102in" style:auto-text-indent="false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fo:font-weight="bold" officeooo:rsid="004910a5" officeooo:paragraph-rsid="004910a5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margin-left="0.0417in" fo:margin-right="0.0937in" fo:text-align="start" style:justify-single-word="false" fo:text-indent="0in" style:auto-text-indent="false" text:number-lines="false" text:line-number="0">
        <style:tab-stops>
          <style:tab-stop style:position="1.2917in"/>
          <style:tab-stop style:position="1.3335in"/>
        </style:tab-stops>
      </style:paragraph-properties>
      <style:text-properties style:font-name="Times New Roman" fo:font-size="9pt" officeooo:rsid="004910a5" officeooo:paragraph-rsid="004910a5" style:font-size-asian="9pt" style:font-size-complex="9pt"/>
    </style:style>
    <style:style style:name="P38" style:family="paragraph" style:parent-style-name="dolgozat-ábra-számozás">
      <style:text-properties officeooo:rsid="006166fc" officeooo:paragraph-rsid="006166fc"/>
    </style:style>
    <style:style style:name="P39" style:family="paragraph" style:parent-style-name="dolgozat-ábra-számozás">
      <style:text-properties officeooo:paragraph-rsid="006166fc"/>
    </style:style>
    <style:style style:name="P40" style:family="paragraph" style:parent-style-name="dolgozat-ábra-számozás">
      <style:text-properties officeooo:rsid="00684711" officeooo:paragraph-rsid="00684711"/>
    </style:style>
    <style:style style:name="P41" style:family="paragraph" style:parent-style-name="Textformatvorlage" style:master-page-name="dolgozat-focim">
      <style:paragraph-properties fo:margin-left="0in" fo:margin-right="0in" fo:line-height="100%" fo:text-align="center" style:justify-single-word="false" fo:text-indent="0in" style:auto-text-indent="false" style:page-number="1" fo:break-before="page"/>
      <style:text-properties style:font-name="Times New Roman1" fo:font-size="13pt" fo:language="hu" fo:country="HU" fo:font-weight="bold" officeooo:paragraph-rsid="000b1bab" style:font-size-asian="11.3500003814697pt" style:font-weight-asian="bold" style:font-size-complex="13pt" style:font-weight-complex="bold"/>
    </style:style>
    <style:style style:name="P42" style:family="paragraph" style:parent-style-name="Textformatvorlage" style:master-page-name="dolgozat-koszonetnyilvanitas">
      <style:paragraph-properties fo:margin-left="0in" fo:margin-right="0in" fo:text-align="center" style:justify-single-word="false" fo:text-indent="0in" style:auto-text-indent="false" style:page-number="auto" fo:break-before="page"/>
      <style:text-properties style:font-name="Times New Roman1" fo:language="hu" fo:country="HU" officeooo:paragraph-rsid="000b1bab"/>
    </style:style>
    <style:style style:name="P43" style:family="paragraph" style:parent-style-name="dolgozat-Fejezetcim-1">
      <style:text-properties officeooo:rsid="00507708" officeooo:paragraph-rsid="00507708"/>
    </style:style>
    <style:style style:name="P44" style:family="paragraph" style:parent-style-name="dolgozat-Fejezetcim-1">
      <style:paragraph-properties fo:break-before="page"/>
    </style:style>
    <style:style style:name="P45" style:family="paragraph" style:parent-style-name="dolgozat-Fejezetcim-1">
      <style:paragraph-properties fo:break-before="page"/>
      <style:text-properties officeooo:rsid="0044515e" officeooo:paragraph-rsid="0044515e"/>
    </style:style>
    <style:style style:name="P46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P47" style:family="paragraph" style:parent-style-name="dolgozat-Fejezetcim-2">
      <style:paragraph-properties fo:break-before="page"/>
      <style:text-properties officeooo:rsid="0044515e" officeooo:paragraph-rsid="0044515e"/>
    </style:style>
    <style:style style:name="P48" style:family="paragraph" style:parent-style-name="dolgozat-Bekezdes">
      <style:text-properties fo:language="hu" fo:country="HU" officeooo:rsid="0024ff7e" officeooo:paragraph-rsid="0024ff7e"/>
    </style:style>
    <style:style style:name="P49" style:family="paragraph" style:parent-style-name="dolgozat-Bekezdes">
      <style:text-properties fo:language="hu" fo:country="HU" officeooo:rsid="002789d2" officeooo:paragraph-rsid="002789d2"/>
    </style:style>
    <style:style style:name="P50" style:family="paragraph" style:parent-style-name="dolgozat-Bekezdes">
      <style:text-properties fo:language="hu" fo:country="HU" officeooo:rsid="002cc01f" officeooo:paragraph-rsid="002cc01f"/>
    </style:style>
    <style:style style:name="P51" style:family="paragraph" style:parent-style-name="dolgozat-Bekezdes">
      <style:text-properties fo:language="hu" fo:country="HU" officeooo:rsid="0044515e" officeooo:paragraph-rsid="0044515e"/>
    </style:style>
    <style:style style:name="P52" style:family="paragraph" style:parent-style-name="dolgozat-Bekezdes">
      <style:text-properties fo:language="hu" fo:country="HU" officeooo:rsid="0045edfe" officeooo:paragraph-rsid="00491e20"/>
    </style:style>
    <style:style style:name="P53" style:family="paragraph" style:parent-style-name="dolgozat-Bekezdes">
      <style:text-properties fo:language="hu" fo:country="HU" officeooo:rsid="0045edfe" officeooo:paragraph-rsid="004910a5"/>
    </style:style>
    <style:style style:name="P54" style:family="paragraph" style:parent-style-name="dolgozat-Bekezdes">
      <style:text-properties fo:language="hu" fo:country="HU" officeooo:rsid="00491e20" officeooo:paragraph-rsid="00491e20"/>
    </style:style>
    <style:style style:name="P55" style:family="paragraph" style:parent-style-name="dolgozat-Bekezdes">
      <style:text-properties fo:language="hu" fo:country="HU" officeooo:rsid="004a821b" officeooo:paragraph-rsid="004a821b"/>
    </style:style>
    <style:style style:name="P56" style:family="paragraph" style:parent-style-name="dolgozat-Bekezdes">
      <style:paragraph-properties fo:text-align="center" style:justify-single-word="false"/>
      <style:text-properties fo:language="hu" fo:country="HU" officeooo:rsid="00573f1e" officeooo:paragraph-rsid="0057463a"/>
    </style:style>
    <style:style style:name="P57" style:family="paragraph" style:parent-style-name="dolgozat-Bekezdes">
      <style:paragraph-properties fo:text-align="center" style:justify-single-word="false"/>
      <style:text-properties fo:language="hu" fo:country="HU" officeooo:rsid="00573f1e" officeooo:paragraph-rsid="00670136"/>
    </style:style>
    <style:style style:name="P58" style:family="paragraph" style:parent-style-name="dolgozat-Bekezdes">
      <style:text-properties officeooo:rsid="0044515e" officeooo:paragraph-rsid="0044515e"/>
    </style:style>
    <style:style style:name="P59" style:family="paragraph" style:parent-style-name="dolgozat-Bekezdes">
      <style:text-properties officeooo:rsid="003b5ee6" officeooo:paragraph-rsid="003b5ee6"/>
    </style:style>
    <style:style style:name="P60" style:family="paragraph" style:parent-style-name="dolgozat-Bekezdes">
      <style:paragraph-properties fo:text-align="center" style:justify-single-word="false"/>
      <style:text-properties fo:font-size="10pt" fo:language="hu" fo:country="HU" fo:font-style="italic" officeooo:rsid="004f1a27" officeooo:paragraph-rsid="004f1a27" style:font-size-asian="10pt" style:font-style-asian="italic" style:font-size-complex="10pt" style:font-style-complex="italic"/>
    </style:style>
    <style:style style:name="P61" style:family="paragraph" style:parent-style-name="dolgozat-Bekezdes-felsorolas" style:list-style-name="L13" style:master-page-name="">
      <style:paragraph-properties fo:margin-left="0.5209in" fo:margin-right="0in" fo:margin-top="0in" fo:margin-bottom="0in" style:contextual-spacing="false" fo:line-height="150%" fo:text-align="justify" style:justify-single-word="false" fo:keep-together="always" fo:text-indent="-0.3854in" style:auto-text-indent="false" style:page-number="auto" text:number-lines="false" text:line-number="0"/>
      <style:text-properties officeooo:rsid="003440b9" officeooo:paragraph-rsid="003440b9"/>
    </style:style>
    <style:style style:name="P62" style:family="paragraph" style:parent-style-name="dolgozat-Bekezdes-felsorolas" style:list-style-name="L13">
      <style:paragraph-properties fo:margin-left="0.5209in" fo:margin-right="0in" fo:margin-top="0in" fo:margin-bottom="0in" style:contextual-spacing="false" fo:line-height="150%" fo:text-align="justify" style:justify-single-word="false" fo:text-indent="-0.3854in" style:auto-text-indent="false" text:number-lines="false" text:line-number="0"/>
      <style:text-properties officeooo:rsid="00371ab0" officeooo:paragraph-rsid="00371ab0"/>
    </style:style>
    <style:style style:name="P63" style:family="paragraph" style:parent-style-name="dolgozat-Bekezdes-felsorolas" style:list-style-name="L13">
      <style:paragraph-properties fo:margin-left="0.5209in" fo:margin-right="0in" fo:margin-top="0in" fo:margin-bottom="0in" style:contextual-spacing="false" fo:line-height="150%" fo:text-align="justify" style:justify-single-word="false" fo:text-indent="-0.3854in" style:auto-text-indent="false" text:number-lines="false" text:line-number="0"/>
      <style:text-properties officeooo:rsid="003a8e4b" officeooo:paragraph-rsid="003a8e4b"/>
    </style:style>
    <style:style style:name="P64" style:family="paragraph" style:parent-style-name="dolgozat-Bekezdes-felsorolas" style:list-style-name="L13">
      <style:paragraph-properties fo:margin-left="0.5209in" fo:margin-right="0in" fo:margin-top="0in" fo:margin-bottom="0in" style:contextual-spacing="false" fo:line-height="150%" fo:text-align="justify" style:justify-single-word="false" fo:text-indent="-0.3854in" style:auto-text-indent="false" text:number-lines="false" text:line-number="0"/>
      <style:text-properties officeooo:rsid="003867e1" officeooo:paragraph-rsid="003867e1"/>
    </style:style>
    <style:style style:name="P65" style:family="paragraph" style:parent-style-name="dolgozat-Bekezdes-felsorolas" style:list-style-name="L13">
      <style:paragraph-properties fo:margin-left="0.5209in" fo:margin-right="0in" fo:margin-top="0in" fo:margin-bottom="0in" style:contextual-spacing="false" fo:line-height="150%" fo:text-align="justify" style:justify-single-word="false" fo:text-indent="-0.3854in" style:auto-text-indent="false" text:number-lines="false" text:line-number="0"/>
      <style:text-properties officeooo:rsid="003b5ee6" officeooo:paragraph-rsid="003b5ee6"/>
    </style:style>
    <style:style style:name="P66" style:family="paragraph" style:parent-style-name="dolgozat-Bekezdes-felsorolas" style:list-style-name="L13">
      <style:paragraph-properties fo:margin-left="0.5209in" fo:margin-right="0in" fo:margin-top="0in" fo:margin-bottom="0in" style:contextual-spacing="false" fo:line-height="150%" fo:text-align="justify" style:justify-single-word="false" fo:text-indent="-0.3854in" style:auto-text-indent="false" text:number-lines="false" text:line-number="0"/>
      <style:text-properties officeooo:rsid="003cd3c3" officeooo:paragraph-rsid="003cd3c3"/>
    </style:style>
    <style:style style:name="P67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in" fo:margin-right="0in" fo:margin-top="0in" fo:margin-bottom="0in" fo:line-height="100%" fo:text-indent="0in"/>
    </style:style>
    <style:style style:name="P69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" fo:font-size="18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e4a46"/>
    </style:style>
    <style:style style:name="T2" style:family="text">
      <style:text-properties officeooo:rsid="000b1bab"/>
    </style:style>
    <style:style style:name="T3" style:family="text">
      <style:text-properties officeooo:rsid="0025ce2a"/>
    </style:style>
    <style:style style:name="T4" style:family="text">
      <style:text-properties officeooo:rsid="002789d2"/>
    </style:style>
    <style:style style:name="T5" style:family="text">
      <style:text-properties officeooo:rsid="00286d2e"/>
    </style:style>
    <style:style style:name="T6" style:family="text">
      <style:text-properties officeooo:rsid="002e64c6"/>
    </style:style>
    <style:style style:name="T7" style:family="text">
      <style:text-properties officeooo:rsid="00358f3a"/>
    </style:style>
    <style:style style:name="T8" style:family="text">
      <style:text-properties style:font-name="Times New Roman2"/>
    </style:style>
    <style:style style:name="T9" style:family="text">
      <style:text-properties style:font-name="Times New Roman2" officeooo:rsid="0046304c"/>
    </style:style>
    <style:style style:name="T10" style:family="text">
      <style:text-properties style:font-name="Times New Roman2" officeooo:rsid="004910a5"/>
    </style:style>
    <style:style style:name="T11" style:family="text">
      <style:text-properties style:font-name="Times New Roman2" fo:language="hu" fo:country="HU"/>
    </style:style>
    <style:style style:name="T12" style:family="text">
      <style:text-properties style:font-name="Times New Roman2" fo:language="hu" fo:country="HU" officeooo:rsid="0046304c"/>
    </style:style>
    <style:style style:name="T13" style:family="text">
      <style:text-properties style:font-name="Times New Roman2" fo:language="hu" fo:country="HU" fo:font-weight="bold" officeooo:rsid="0046304c" style:font-weight-asian="bold" style:font-weight-complex="bold"/>
    </style:style>
    <style:style style:name="T14" style:family="text">
      <style:text-properties style:font-name="Times New Roman2" fo:language="hu" fo:country="HU" officeooo:rsid="00573f1e"/>
    </style:style>
    <style:style style:name="T15" style:family="text">
      <style:text-properties style:font-name="Times New Roman2" officeooo:rsid="004ebca8"/>
    </style:style>
    <style:style style:name="T16" style:family="text">
      <style:text-properties style:font-name="Times New Roman2" officeooo:rsid="004f1a27"/>
    </style:style>
    <style:style style:name="T17" style:family="text">
      <style:text-properties style:font-name="Times New Roman2" fo:font-size="10pt" fo:font-style="italic" officeooo:rsid="004f1a27" style:font-size-asian="10pt" style:font-style-asian="italic" style:font-size-complex="10pt" style:font-style-complex="italic"/>
    </style:style>
    <style:style style:name="T18" style:family="text">
      <style:text-properties style:font-name="Times New Roman2" fo:font-size="10pt" fo:font-style="italic" officeooo:rsid="006266ca" style:font-size-asian="10pt" style:font-style-asian="italic" style:font-size-complex="10pt" style:font-style-complex="italic"/>
    </style:style>
    <style:style style:name="T19" style:family="text">
      <style:text-properties style:font-name="Times New Roman2" officeooo:rsid="0057463a"/>
    </style:style>
    <style:style style:name="T20" style:family="text">
      <style:text-properties style:font-name="Times New Roman2" officeooo:rsid="00590f0b"/>
    </style:style>
    <style:style style:name="T21" style:family="text">
      <style:text-properties style:font-name="Times New Roman2" officeooo:rsid="005bbd9d"/>
    </style:style>
    <style:style style:name="T22" style:family="text">
      <style:text-properties style:font-name="Times New Roman2" officeooo:rsid="00617dad"/>
    </style:style>
    <style:style style:name="T23" style:family="text">
      <style:text-properties style:font-name="Times New Roman2" officeooo:rsid="006266ca"/>
    </style:style>
    <style:style style:name="T24" style:family="text">
      <style:text-properties officeooo:rsid="003770af"/>
    </style:style>
    <style:style style:name="T25" style:family="text">
      <style:text-properties officeooo:rsid="003867e1"/>
    </style:style>
    <style:style style:name="T26" style:family="text">
      <style:text-properties officeooo:rsid="003a8e4b"/>
    </style:style>
    <style:style style:name="T27" style:family="text">
      <style:text-properties officeooo:rsid="003cd3c3"/>
    </style:style>
    <style:style style:name="T28" style:family="text">
      <style:text-properties officeooo:rsid="003d191e"/>
    </style:style>
    <style:style style:name="T29" style:family="text">
      <style:text-properties officeooo:rsid="00421109"/>
    </style:style>
    <style:style style:name="T30" style:family="text">
      <style:text-properties officeooo:rsid="004296cf"/>
    </style:style>
    <style:style style:name="T31" style:family="text">
      <style:text-properties officeooo:rsid="0044639d"/>
    </style:style>
    <style:style style:name="T32" style:family="text">
      <style:text-properties officeooo:rsid="0046304c"/>
    </style:style>
    <style:style style:name="T33" style:family="text">
      <style:text-properties officeooo:rsid="0048f643"/>
    </style:style>
    <style:style style:name="T34" style:family="text">
      <style:text-properties fo:language="hu" fo:country="HU" officeooo:rsid="00573f1e"/>
    </style:style>
    <style:style style:name="T35" style:family="text">
      <style:text-properties fo:language="hu" fo:country="HU" officeooo:rsid="005ba119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491e20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558414"/>
    </style:style>
    <style:style style:name="T40" style:family="text">
      <style:text-properties style:text-position="sub 58%" fo:language="hu" fo:country="HU" officeooo:rsid="005af7e2" style:font-size-asian="10.5pt"/>
    </style:style>
    <style:style style:name="T41" style:family="text">
      <style:text-properties officeooo:rsid="0057463a"/>
    </style:style>
    <style:style style:name="T42" style:family="text">
      <style:text-properties style:text-position="super 58%" style:font-name="Times New Roman2" officeooo:rsid="0057463a"/>
    </style:style>
    <style:style style:name="T43" style:family="text">
      <style:text-properties officeooo:rsid="006166fc"/>
    </style:style>
    <style:style style:name="T44" style:family="text">
      <style:text-properties officeooo:rsid="00617dad"/>
    </style:style>
    <style:style style:name="T45" style:family="text">
      <style:text-properties officeooo:rsid="00684711"/>
    </style:style>
    <style:style style:name="T46" style:family="text">
      <style:text-properties style:use-window-font-color="true" style:text-outline="false" style:text-line-through-style="none" style:font-name="Times New Roman1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font-name="Arial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position="-26% 58%" style:font-name="Arial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font-name="Times New Roman3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position="-26% 58%" style:font-name="Times New Roman3" fo:font-size="12pt" fo:language="hu" fo:country="H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5150*" fo:start-indent="0in" fo:end-indent="0.1138in"/>
          <style:column style:rel-width="4822*" fo:start-indent="0.1138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Line_20_with_20_Fine_20_Dots" svg:stroke-width="0.0201in" svg:stroke-color="#000000" draw:marker-start="" draw:marker-start-width="0.1402in" draw:marker-start-center="false" draw:marker-end="Arrow" draw:marker-end-width="0.1799in" draw:marker-end-center="false" draw:fill="none" draw:fill-color="#729fcf" draw:textarea-horizontal-align="justify" draw:textarea-vertical-align="middle" fo:padding-top="0.0598in" fo:padding-bottom="0.0598in" fo:padding-left="0.1083in" fo:padding-right="0.1083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ff0000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line-distance="0.1654in" draw:show-unit="true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84d1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80" draw:marker-start="" draw:marker-start-width="0.0783in" draw:marker-start-center="false" draw:marker-end="" draw:marker-end-width="0.0783in" draw:marker-end-center="false" draw:fill="none" draw:fill-color="#0084d1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098in" svg:stroke-color="#0084d1" draw:marker-start="" draw:marker-start-width="0.1047in" draw:marker-start-center="false" draw:marker-end="" draw:marker-end-width="0.1047in" draw:marker-end-center="false" draw:fill="none" draw:fill-color="#0084d1" draw:textarea-horizontal-align="justify" draw:textarea-vertical-align="middle" fo:padding-top="0.0543in" fo:padding-bottom="0.0543in" fo:padding-left="0.1035in" fo:padding-right="0.1035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.0201in" svg:stroke-color="#000080" draw:marker-start="" draw:marker-start-width="0.1398in" draw:marker-start-center="false" draw:marker-end="" draw:marker-end-width="0.1398in" draw:marker-end-center="false" draw:fill="none" draw:fill-color="#0084d1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80" draw:marker-start="" draw:marker-start-width="0.0783in" draw:marker-start-center="false" draw:marker-end="" draw:marker-end-width="0.0783in" draw:marker-end-center="false" draw:fill="solid" draw:fill-color="#00008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elhasznaltirodalom"/>
      </text:sequence-decls>
      <text:p text:style-name="P41">B<text:span text:style-name="T2">udapesti </text:span>M<text:span text:style-name="T2">űszaki és Gazdaságtudományi </text:span>E<text:span text:style-name="T2">gyetem</text:span></text:p>
      <text:p text:style-name="P3">Építészmérnöki Kar</text:p>
      <text:p text:style-name="P4"><text:span text:style-name="T2">Épületenergetikai és Épületgépészeti</text:span> Tanszék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Dolgozat címe</text:p>
      <text:p text:style-name="P5"/>
      <text:p text:style-name="P5"/>
      <text:p text:style-name="P5"/>
      <text:p text:style-name="P5"/>
      <text:p text:style-name="P5"/>
      <text:p text:style-name="P5"/>
      <text:p text:style-name="P5">201<text:span text:style-name="T2">4</text:span>. <text:span text:style-name="T2">június</text:span> ?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section text:style-name="Sect1" text:name="Section2">
        <text:p text:style-name="P10">Készítette</text:p>
        <text:p text:style-name="P5">Földvárszky Attila</text:p>
        <text:p text:style-name="P6">GA4WZ7</text:p>
        <text:p text:style-name="P10">Konzulens</text:p>
        <text:p text:style-name="P7">Dr. Várfalv János</text:p>
        <text:p text:style-name="P5"/>
      </text:section>
      <text:p text:style-name="P42"/>
      <text:p text:style-name="P11">Köszönetnyílvánítás</text:p>
      <text:p text:style-name="P12"/>
      <text:p text:style-name="P12"/>
      <text:p text:style-name="P14">Ezúton köszönöm belső konzulensemnek -- értékes segítségét és javaslatait, mellyel lehetővé tették ennek a dolgozatnak az elkészülését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section text:style-name="Sect2" text:name="Section1">
        <text:p text:style-name="P15">Budapest, 201<text:span text:style-name="T2">4</text:span> <text:span text:style-name="T2">június</text:span> ?.</text:p>
        <text:p text:style-name="P16"/>
        <text:p text:style-name="P17">…...........................................</text:p>
        <text:p text:style-name="P18">Földvárszky Attila</text:p>
      </text:section>
      <text:p text:style-name="P27">Tartalomjegyzék</text:p>
      <text:p text:style-name="P20">Probléma</text:p>
      <text:p text:style-name="P20">-2D stacioner</text:p>
      <text:p text:style-name="P19"/>
      <text:p text:style-name="P21">Módszer</text:p>
      <text:p text:style-name="P21">Véges differencia</text:p>
      <text:p text:style-name="P21"/>
      <text:p text:style-name="P21">Matamatikai modell</text:p>
      <text:p text:style-name="P21"/>
      <text:p text:style-name="P20">Megvalósítás</text:p>
      <text:p text:style-name="P20"/>
      <text:p text:style-name="P20">Megvalósított modell korlátai</text:p>
      <text:p text:style-name="P22">-Csak merőleges sikkal határolt szerkezetek metszetei</text:p>
      <text:p text:style-name="P20"/>
      <text:p text:style-name="P21">Ellenőrzés</text:p>
      <text:p text:style-name="P21"/>
      <text:p text:style-name="P23">Fejlesztési irányok</text:p>
      <text:p text:style-name="P23">-Szabadon választott sikokkal határolt metszetek</text:p>
      <text:p text:style-name="P23">-Nem stacioner állapotok modellezése</text:p>
      <text:p text:style-name="P23">-3D</text:p>
      <text:p text:style-name="P23"/>
      <text:p text:style-name="P21"/>
      <text:p text:style-name="P26">Mottó:</text:p>
      <text:p text:style-name="P24"/>
      <text:p text:style-name="P25">“A világ sötét lesz üres és hideg”</text:p>
      <text:p text:style-name="P24"/>
      <text:p text:style-name="P28">(Dávid Gyula)</text:p>
      <text:h text:style-name="P44" text:outline-level="1">Bevezetés</text:h>
      <text:h text:style-name="P48" text:outline-level="1">Dolgozatom két fontos előfeltételnek kíván megfelelni. 1. Legyen új, 2. Adjon valami pluszt a<text:span text:style-name="T5">z épületenergetikusi</text:span> szakmának. Tulajdonképpen <text:span text:style-name="T4">már </text:span>a téma keresése is e mentén <text:span text:style-name="T3">indult el kiegészítve egy harmadik, személyes feltétellel: 3. Legyen érdekes.</text:span></text:h>
      <text:h text:style-name="P49" text:outline-level="1">Az épületfizika tanulmányaim során találkoztam a hőtranszport fogalmával és épületszerkezetekben használt számítási módszerével. Az alapvető problémát <text:span text:style-name="T26">itt </text:span>az jelenti, hogy a használt képletek melyek leírják a hő útját a szerkezetekben, csak egydimenziós hőmozgás <text:span text:style-name="T5">ideális </text:span><text:s/>eseté<text:span text:style-name="T5">ben</text:span> adnak helyes eredményt. <text:span text:style-name="T5">A valós szerkezetek azonban hőhidakkal terheltek, melyek 2 illetve 3 dimenziós hőmozgást gerjesztenek. Ennek számítására azonban az explicit képleteink nem alkalmasak. Ekkor jött szóba a numerikus megoldás lehetősége, mely felkeltette az érdeklődésemet. Természetesen előző tanulmányaim során már hallottam a módszerről és találkoztam is néhány szoftverrel, azonban részleteit nem ismertem és soha nem készítettem még magam ilyen alkalmazást. Azt gondoltam, hogy ha egy megfelelően körülhatárolt, jól definiált feladatot választok ebben a témakörben, akkor képes leszek a feltételeknek megfelelő feladat kidolgozására.</text:span></text:h>
      <text:h text:style-name="P50" text:outline-level="1">Mivel a hőtranszportot modellező programok már régóta léteznek a piacon, magában egy ilyen szoftver elkészítése nem jelentene sem újdonságot, sem nem segítené különösképpen a szakmát, nem beszélve arról, hogy egy komolyabb tervező szoftver akár több száz „ember-év” -nyi munkát is jelenthet, ami egy diplomamunka készítésénél szóba se jöhet<text:span text:style-name="T6">ne</text:span>. <text:span text:style-name="T6">Ennek megfelelően megpróbáltam olyan általános célokat kitűzni, melyek egyrészről az oktatás segítését jelenti, más részről olyan funkciók megjelenését írják elő, melyek az átlagos modellező és tervező szoftverekből hiányoznak:</text:span></text:h>
      <text:list xml:id="list6936671924515147575" text:style-name="L13">
        <text:list-item>
          <text:h text:style-name="P61" text:outline-level="1">A program legyen alkalmas merőleges síkokkal határolt tetszőleges <text:span text:style-name="T7">épületszerkezeti metszet grafikus megszerkesztésére – lehetővé téve lokális bonyolult metszetek hőeloszlásának, megismerését, elemzését</text:span></text:h>
        </text:list-item>
        <text:list-item>
          <text:h text:style-name="P62" text:outline-level="1">Az épületszerkezeti metszet belső pontjaira a környező hőmérséklet függvényében számítsa ki a hőmérsékleteket, és legyen alkalmas ezen hőmérsékletek numerikus illetve grafikai (<text:span text:style-name="T25">színezett</text:span>) megjelenítésére – <text:span text:style-name="T26">(ez egy szokásos funkció)</text:span></text:h>
        </text:list-item>
        <text:list-item>
          <text:h text:style-name="P62" text:outline-level="1">Az épületszerkezeti metszet belső pontjaira a környező hőmérséklet függvényében számítsa ki a hőáramok nagyságát és irányát, és legyen alkalmas ezen vektorok numerikus és grafikai megjelenítésére</text:h>
        </text:list-item>
        <text:list-item>
          <text:h text:style-name="P62" text:outline-level="1">Az épületszerkezeti metszet belső pontjaira a környező hőmérséklet függvényében számítsa ki a hőáram-vektorok trajektóriáit és grafikusan ábrázolja őket – lehetővé téve a<text:span text:style-name="T24">z izotermák érintőinek megismerését</text:span></text:h>
        </text:list-item>
        <text:list-item>
          <text:h text:style-name="P63" text:outline-level="1"><text:soft-page-break/>Legyen lehetőség a külső/belső levegővel érintkező felületek hőátadási tényezőjének nem-konstans jellegű megadására – modellezve azt, hogy a sarkoknál hőátvitel jelentősen gyengébb mint az egyenes és párhuzamosan elhelyezkedő falszakaszoknál</text:h>
        </text:list-item>
        <text:list-item>
          <text:h text:style-name="P64" text:outline-level="1">A dolgozat, részletességét tekintve legyen alkalmas az itt használt elmélet megértésére, mely segítségével az érdeklődő legyen képes hasonló problémák megoldására.</text:h>
        </text:list-item>
      </text:list>
      <text:h text:style-name="P45" text:outline-level="1">Alapfogalmak</text:h>
      <text:p text:style-name="P29">Ahhoz hogy elindulhassunk és megérthessük a problémát, melyet meg szeretnénk oldani, meg kell ismerkednünk néhány alapfogalommal és számítással</text:p>
      <text:h text:style-name="dolgozat-Fejezetcim-2" text:outline-level="2">Hőtranszport</text:h>
      <text:h text:style-name="P29" text:outline-level="1">Valójában ez a fogalom a dolgozatom központi eleme. Először meg kell érteni, hogy mi is az a dolog aminek a mozgását, eloszlását ismerni szeretnénk, és milyen tulajdonságokkal rendelkezik</text:h>
      <text:h text:style-name="P59" text:outline-level="1">A hőátvitel 3 formáját ismerjük.</text:h>
      <text:list xml:id="list235644607186647" text:continue-numbering="true" text:style-name="L13">
        <text:list-item>
          <text:h text:style-name="P65" text:outline-level="1">Hővezetés (Kondukció) Ez a típusú hőtranszport olyan anyagokban megy végbe, melyek részecskéi közel vannak egymáshoz, így ha valamelyik részecskére jutó energia nagyobb lesz mint a mellette lévőre jutó, akkor a többlet energia miatt kialakuló hőmozgás és ennek következtében kialakuló többlet ütközés energia átadást fog eredményezni <text:span text:style-name="T27">a szomszéd részére</text:span>. Jellemzően ilyen anyagok a falszerkezetek, egyéb épületszerkezetek...</text:h>
        </text:list-item>
        <text:list-item>
          <text:h text:style-name="P66" text:outline-level="1">Hőáramlás (Konvekció) Ez a típusú hőtranszport alapvetően más mint az Kondukció. Itt a részecskék maguk végzik a hőszállítást. Valamilyen más fizikai törvénynek engedelmeskedve a bennük tárolt energiát ők maguk viszik át egy másik helyre. Természetesen, ha útközben, vagy éppenséggel a határolófelületen találkoznak más részecskékkel, akkor az előbb ismertetett Kondukciós folyamat is végbe megy, de alapvetően a hő fizikai szállítása történik. Jellemzően ilyen anyagok a gázok illetve folyadékok, melyek részecskéi könnyen elmozdulhatnak.</text:h>
        </text:list-item>
        <text:list-item>
          <text:h text:style-name="P62" text:outline-level="1">Hősugárzás <text:span text:style-name="T28">(Radiáció) Ez a típusú hőtranszport szintén alapvetően különbözik mind a két előzőleg felsorolttól. Itt ugyanis egyáltalán nincs szükség semmilyen közegre. Ennél a típusú hőtranszportnál azt a fizikai törvényt kell szem előtt tartanunk, hogy minden test, ami magasabb hőmérsékletű mint az abszolút 0 fok, elektromágneses sugárzás formájában, praktikusan fotonok közvetítésével energiája egy részét kisugározza. Az elektromágneses sugársás terjedéséhez nincs szükség közegre. Az épületfizikában ennek a típusú hőtranszportnak komoly szerepe van, ennek ellenére azonban hosszú időn keresztül kevés figyelmet kapott (lsd. low-e réteg, bútorral takart falak penészesedése)</text:span></text:h>
        </text:list-item>
      </text:list>
      <text:h text:style-name="P30" text:outline-level="1">Az ismertetett folyamatokban azt láthatjuk, hogy <text:span text:style-name="T29">elemi szinten tulajdonképpen</text:span> energiák <text:span text:style-name="T29">átadásáról van szó</text:span>. <text:span text:style-name="T29">Ez a folyamat a kiegyenlítődés irányába mutat, melyet a termodinamika törvényei irányítanak. Ennek köszönhetően amit mi magasabb szinten láthatunk az egy úgynevezett hőmozgás, melynek iránya a melegebb helyről a hidegebb felé mutat, mértéke pedig arányos a két vizsgált pont hőmérsékletének különbségével. Ebben i</text:span>mplicit módon benne van <text:span text:style-name="T30">az is</text:span>, hogy egy valós szerkezetben vagy anyagban a hő útja 3 dimenziós.</text:h>
      <text:h text:style-name="P32" text:outline-level="1"><text:soft-page-break/><text:span text:style-name="T41">Épületszerkezetekben elsősorban a hővezetés dominál, ezért vizsgáljuk meg ezt egy kicsit részletesebben. Vegyünk egy</text:span><text:span text:style-name="T19"> </text:span><text:span text:style-name="T21">tetszőleges </text:span><text:span text:style-name="T20">anyagot.</text:span><text:span text:style-name="T41"> Tekintsük két d távolságra elhelyezkedő pontját, melyeknek a hőmérséklete </text:span><text:span text:style-name="T34">t</text:span><text:span text:style-name="T40">1</text:span><text:span text:style-name="T41"> [</text:span><text:span text:style-name="T14">°</text:span><text:span text:style-name="T34">C</text:span><text:span text:style-name="T35">] </text:span><text:span text:style-name="T41">és </text:span><text:span text:style-name="T34">t</text:span><text:span text:style-name="T40">2</text:span><text:span text:style-name="T41"> [</text:span><text:span text:style-name="T14">°</text:span><text:span text:style-name="T34">C</text:span><text:span text:style-name="T35">].</text:span><text:span text:style-name="T41"> A hőmérséklet különbség mint potenciálkülönbség generálni fog a két pont között egy, a magasabb hőmérsékletű pont felől az alacsonyabb hőmérsékletű pont felé mutató q[W] hőáramot. Ez az áram, mely azt mutatja meg, hogy </text:span><text:span text:style-name="T21">1 m</text:span><text:span text:style-name="T42">2</text:span><text:span text:style-name="T21"> homlokfelületen 1m vastagság esetén 1K </text:span><text:span text:style-name="T22">hőmérséklet különbség</text:span><text:span text:style-name="T21"> hatására hány W áram áramlik át, </text:span><text:span text:style-name="T41">analóg módon a villamos modellhez, arányos lesz a vezetőképességgel vagyis egy jobb vezetőképességű anyagon adott potenciálkülönbség és vastagság esetén nagyobb áram fog átfolyni. Hőáram esetén az anyagnak ezt a tulajdonságát nevezzük hővezető képességnek, melyet </text:span><text:span text:style-name="T19">λ-</text:span><text:span text:style-name="T21">val jelölünk és a mértékegysége [W/mK]. </text:span><text:span text:style-name="T23">(</text:span><text:span text:style-name="T18"><text:sequence-ref text:reference-format="text" text:ref-name="refIllustration0">1. ábra</text:sequence-ref></text:span><text:span text:style-name="T23">)</text:span></text:h>
      <text:h text:style-name="P34" text:outline-level="1"><text:span text:style-name="T21">A</text:span><text:span text:style-name="T8">z előbb elmondottakból az is következik, hogy két pont között, ha az homogén anyagból áll, lineáris módon alakul ki a hőmérséklet eloszlás</text:span></text:h>
      <text:h text:style-name="P33" text:outline-level="1"><draw:g text:anchor-type="as-char" draw:z-index="0" draw:style-name="gr1"><draw:line draw:style-name="gr2" draw:text-style-name="P67" svg:x1="1.45in" svg:y1="0.7in" svg:x2="0.55in" svg:y2="0.7in"><text:p/></draw:line><draw:frame draw:style-name="gr3" draw:text-style-name="P69" svg:width="0.6004in" svg:height="0.2988in" svg:x="0.8in" svg:y="0.45in"><draw:text-box><text:p text:style-name="P68"><text:span text:style-name="T46">q[W] </text:span></text:p></draw:text-box></draw:frame><draw:custom-shape draw:style-name="gr4" draw:text-style-name="P67" svg:width="0.1504in" svg:height="0.1504in" svg:x="0.25in" svg:y="0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67" svg:width="0.1504in" svg:height="0.1504in" svg:x="1.65in" svg:y="0.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9" svg:width="0.6504in" svg:height="0.3189in" svg:x="0in" svg:y="0.3in"><draw:text-box><text:p text:style-name="P68"><text:span text:style-name="T47">t</text:span><text:span text:style-name="T48">1</text:span><text:span text:style-name="T47"> [</text:span><text:span text:style-name="T49">°</text:span><text:span text:style-name="T46">C]</text:span></text:p></draw:text-box></draw:frame><draw:frame draw:style-name="gr3" draw:text-style-name="P69" svg:width="0.6504in" svg:height="0.3189in" svg:x="1.4in" svg:y="0.3in"><draw:text-box><text:p text:style-name="P68"><text:span text:style-name="T47">t</text:span><text:span text:style-name="T48">2</text:span><text:span text:style-name="T47"> [</text:span><text:span text:style-name="T49">°</text:span><text:span text:style-name="T46">C]</text:span></text:p></draw:text-box></draw:frame><draw:measure draw:style-name="gr6" draw:text-style-name="P70" svg:x1="0.3in" svg:y1="1.2894in" svg:x2="1.7in" svg:y2="1.2894in"><text:p text:style-name="P70"><text:span text:style-name="T50">d</text:span></text:p></draw:measure><draw:frame draw:style-name="gr7" draw:text-style-name="P69" svg:width="0.3504in" svg:height="0.3988in" svg:x="0.9in" svg:y="0in"><draw:text-box><text:p text:style-name="P68"><text:span text:style-name="T49">λ</text:span></text:p></draw:text-box></draw:frame></draw:g></text:h>
      <text:h text:style-name="P33" text:outline-level="1"><draw:frame draw:style-name="fr1" draw:name="Object2" text:anchor-type="as-char" svg:y="-0.2693in" svg:width="1.0244in" svg:height="0.4181in" draw:z-index="1"><draw:object xlink:href="./Object 2" xlink:type="simple" xlink:show="embed" xlink:actuate="onLoad"/><draw:image xlink:href="./ObjectReplacements/Object 2" xlink:type="simple" xlink:show="embed" xlink:actuate="onLoad"/></draw:frame></text:h>
      <text:h text:style-name="P39" text:outline-level="1"><text:sequence text:ref-name="refIllustration0" text:name="Illustration" text:formula="ooow:Illustration+1" style:num-format="1">1</text:sequence>. <text:span text:style-name="T43">ábra</text:span></text:h>
      <text:h text:style-name="P38" text:outline-level="1">Hőáram <text:span text:style-name="T44">kialakulása </text:span>két pont között</text:h>
      <text:h text:style-name="P31" text:outline-level="1"/>
      <text:h text:style-name="P47" text:outline-level="2">Hőátadási tényező</text:h>
      <text:h text:style-name="P51" text:outline-level="1">A testek, esetünkben az épületszerkezetek rendelkeznek külső felülettel. Azt már megismertük, milyen hőátadási mechanizmusok működnek a testeken, anyagokon belül, de <text:span text:style-name="T31">meg kell tudni azt is, hogy mi történik a határfelületeken.</text:span></text:h>
      <text:h text:style-name="P52" text:outline-level="1">Először tekintsük a <text:span text:style-name="T36">szabad felületeket</text:span>, melyek levegővel érintkeznek <text:span text:style-name="T32">Általánosságban elmondható, hogy egy anyag felülete hidegebb/melegebb a környező levegő hőmérsékleténél, függően attól, hogy az anyag másik oldalán a hőmérséklet hidegebb vagy melegebb mint az itteni levegő hőmérséklete. Csak speciális esetekben fordulhat elő, hogy egy fal felület azonos hőmérsékletű a levegő hőmérsékletével (ambiens hőmérséklet). A hőmérséklet csökkenés/növekedés mértéke arányos egy tényezővel melynek neve hőátadási tényező (</text:span><text:span text:style-name="T9">α</text:span><text:span text:style-name="T32">).</text:span></text:h>
      <text:h text:style-name="P53" text:outline-level="1"><text:span text:style-name="T33">Maga a hőátadás rendkívül összetett jelenség. Befolyásolja a kialakuló konvekció, a sugárzás, a hőáramlás iránya... Azért hogy a gyakorlatban számolni tudjunk, főbb épületszerkezeti elemekre általános esetekre meghatároztak egy-egy </text:span><text:span text:style-name="T9">α </text:span><text:span text:style-name="T10">értéket </text:span><text:span text:style-name="T16">(</text:span><text:span text:style-name="T17"><text:sequence-ref text:reference-format="text" text:ref-name="refIllustration1">2. táblázat</text:sequence-ref></text:span><text:span text:style-name="T16">)</text:span><text:span text:style-name="T10">:</text:span></text:h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36">Szerkezet neve</text:p>
          </table:table-cell>
          <table:table-cell table:style-name="Table1.A1" office:value-type="string">
            <text:p text:style-name="P35"><text:span text:style-name="T36">K</text:span><text:span text:style-name="T37">ü</text:span><text:span text:style-name="T36">lső </text:span><text:span text:style-name="T13">α</text:span><text:span text:style-name="T12"> </text:span><text:span text:style-name="T11">[W/m2K]</text:span></text:p>
          </table:table-cell>
          <table:table-cell table:style-name="Table1.C1" office:value-type="string">
            <text:p text:style-name="P35"><text:span text:style-name="T36">Belső </text:span><text:span text:style-name="T13">α</text:span><text:span text:style-name="T12"> </text:span><text:span text:style-name="T11">[W/m2K]</text:span></text:p>
          </table:table-cell>
        </table:table-row>
        <table:table-row>
          <table:table-cell table:style-name="Table1.A2" office:value-type="string">
            <text:p text:style-name="P37">Külső fal és nyílászáró</text:p>
          </table:table-cell>
          <table:table-cell table:style-name="Table1.A2" office:value-type="string">
            <text:p text:style-name="P35">24</text:p>
          </table:table-cell>
          <table:table-cell table:style-name="Table1.C2" office:value-type="string">
            <text:p text:style-name="P35">8</text:p>
          </table:table-cell>
        </table:table-row>
        <table:table-row>
          <table:table-cell table:style-name="Table1.A2" office:value-type="string">
            <text:p text:style-name="P37">Belső fal és nyílászáró</text:p>
          </table:table-cell>
          <table:table-cell table:style-name="Table1.A2" office:value-type="string">
            <text:p text:style-name="P35">8</text:p>
          </table:table-cell>
          <table:table-cell table:style-name="Table1.C2" office:value-type="string">
            <text:p text:style-name="P35">8</text:p>
          </table:table-cell>
        </table:table-row>
        <table:table-row>
          <table:table-cell table:style-name="Table1.A2" office:value-type="string">
            <text:p text:style-name="P37">Lapostető és felülvilágító</text:p>
          </table:table-cell>
          <table:table-cell table:style-name="Table1.A2" office:value-type="string">
            <text:p text:style-name="P35">24</text:p>
          </table:table-cell>
          <table:table-cell table:style-name="Table1.C2" office:value-type="string">
            <text:p text:style-name="P35">10</text:p>
          </table:table-cell>
        </table:table-row>
        <table:table-row>
          <table:table-cell table:style-name="Table1.A2" office:value-type="string">
            <text:p text:style-name="P37">Belső födém (felfelé hülő)</text:p>
          </table:table-cell>
          <table:table-cell table:style-name="Table1.A2" office:value-type="string">
            <text:p text:style-name="P35">12</text:p>
          </table:table-cell>
          <table:table-cell table:style-name="Table1.C2" office:value-type="string">
            <text:p text:style-name="P35">10</text:p>
          </table:table-cell>
        </table:table-row>
        <table:table-row>
          <table:table-cell table:style-name="Table1.A2" office:value-type="string">
            <text:p text:style-name="P37">Belső födém (lefelé hülő)</text:p>
          </table:table-cell>
          <table:table-cell table:style-name="Table1.A2" office:value-type="string">
            <text:p text:style-name="P35">8</text:p>
          </table:table-cell>
          <table:table-cell table:style-name="Table1.C2" office:value-type="string">
            <text:p text:style-name="P35">6</text:p>
          </table:table-cell>
        </table:table-row>
        <table:table-row>
          <table:table-cell table:style-name="Table1.A2" office:value-type="string">
            <text:p text:style-name="P37">Árkádfödém</text:p>
          </table:table-cell>
          <table:table-cell table:style-name="Table1.A2" office:value-type="string">
            <text:p text:style-name="P35">20</text:p>
          </table:table-cell>
          <table:table-cell table:style-name="Table1.C2" office:value-type="string">
            <text:p text:style-name="P35">6</text:p>
          </table:table-cell>
        </table:table-row>
      </table:table>
      <text:h text:style-name="dolgozat-ábra-számozás" text:outline-level="1"><text:span text:style-name="T10"><text:sequence text:ref-name="refIllustration1" text:name="Illustration" text:formula="ooow:Illustration+1" style:num-format="1">2</text:sequence></text:span><text:span text:style-name="T10">. </text:span><text:span text:style-name="T15">táblázat</text:span></text:h>
      <text:h text:style-name="P60" text:outline-level="1"><text:span text:style-name="T15">H</text:span><text:span text:style-name="T8">őátadási tényezők</text:span></text:h>
      <text:h text:style-name="P54" text:outline-level="1">Mivel ez a módszer csak a szerkezet funkcióját és elhelyezkedését veszi figyelembe és nem törődik a geometriával és egyéb befolyásoló tényezővel, esetenként félrevezető eredményhez vezethet. </text:h>
      <text:h text:style-name="P55" text:outline-level="1">Végül nézzük a <text:span text:style-name="T36">két különböző anyag határfelületén</text:span> fellépő hőátadás esetét. A gyakorlatban, mivel a két felület közvetlenül kapcsolódik egymáshoz, ezért se konvekció, se sugárzás nem lép fel, így nincs szükség hőátadás számítására.</text:h>
      <text:h text:style-name="P56" text:outline-level="1"><draw:g text:anchor-type="as-char" draw:z-index="2" draw:style-name="gr1"><draw:line draw:style-name="gr8" draw:text-style-name="P67" svg:x1="0.65in" svg:y1="0.55in" svg:x2="0.5in" svg:y2="0.7in"><text:p/></draw:line><draw:line draw:style-name="gr8" draw:text-style-name="P67" svg:x1="0.65in" svg:y1="0.6in" svg:x2="0.5in" svg:y2="0.75in"><text:p/></draw:line><draw:line draw:style-name="gr9" draw:text-style-name="P67" svg:x1="0.5in" svg:y1="0.9701in" svg:x2="1.25in" svg:y2="0.4201in"><text:p/></draw:line><draw:line draw:style-name="gr10" draw:text-style-name="P67" svg:x1="0.5in" svg:y1="0.2in" svg:x2="0.5in" svg:y2="1.4in"><text:p/></draw:line><draw:path draw:style-name="gr11" draw:text-style-name="P67" svg:width="0.2496in" svg:height="0.2996in" svg:x="0.25in" svg:y="0.9598in" svg:viewBox="0 0 635 762" svg:d="m0 762c381 0 635-762 635-762"><text:p/></draw:path><draw:frame draw:style-name="gr3" draw:text-style-name="P69" svg:width="0.3004in" svg:height="0.3189in" svg:x="0in" svg:y="1.1in"><draw:text-box><text:p text:style-name="P68"><text:span text:style-name="T47">t</text:span><text:span text:style-name="T48">e</text:span><text:span text:style-name="T47"> </text:span></text:p></draw:text-box></draw:frame><draw:custom-shape draw:style-name="gr12" draw:text-style-name="P67" svg:width="0.0504in" svg:height="0.0504in" svg:x="0.2in" svg:y="1.2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8" draw:text-style-name="P67" svg:x1="1.25in" svg:y1="0.2in" svg:x2="1.1in" svg:y2="0.35in"><text:p/></draw:line><draw:line draw:style-name="gr8" draw:text-style-name="P67" svg:x1="1.25in" svg:y1="0.25in" svg:x2="1.1in" svg:y2="0.4in"><text:p/></draw:line><draw:line draw:style-name="gr8" draw:text-style-name="P67" svg:x1="0.65in" svg:y1="0.2in" svg:x2="0.5in" svg:y2="0.35in"><text:p/></draw:line><draw:line draw:style-name="gr8" draw:text-style-name="P67" svg:x1="0.65in" svg:y1="0.25in" svg:x2="0.5in" svg:y2="0.4in"><text:p/></draw:line><draw:line draw:style-name="gr8" draw:text-style-name="P67" svg:x1="0.65in" svg:y1="0.3in" svg:x2="0.5in" svg:y2="0.45in"><text:p/></draw:line><draw:line draw:style-name="gr8" draw:text-style-name="P67" svg:x1="0.65in" svg:y1="0.35in" svg:x2="0.5in" svg:y2="0.5in"><text:p/></draw:line><draw:line draw:style-name="gr8" draw:text-style-name="P67" svg:x1="0.65in" svg:y1="0.4in" svg:x2="0.5in" svg:y2="0.55in"><text:p/></draw:line><draw:line draw:style-name="gr8" draw:text-style-name="P67" svg:x1="0.65in" svg:y1="0.45in" svg:x2="0.5in" svg:y2="0.6in"><text:p/></draw:line><draw:line draw:style-name="gr8" draw:text-style-name="P67" svg:x1="0.65in" svg:y1="0.5in" svg:x2="0.5in" svg:y2="0.65in"><text:p/></draw:line><draw:line draw:style-name="gr8" draw:text-style-name="P67" svg:x1="0.65in" svg:y1="0.65in" svg:x2="0.5in" svg:y2="0.8in"><text:p/></draw:line><draw:line draw:style-name="gr8" draw:text-style-name="P67" svg:x1="0.65in" svg:y1="0.7in" svg:x2="0.5in" svg:y2="0.85in"><text:p/></draw:line><draw:line draw:style-name="gr8" draw:text-style-name="P67" svg:x1="0.65in" svg:y1="0.75in" svg:x2="0.5in" svg:y2="0.9in"><text:p/></draw:line><draw:line draw:style-name="gr8" draw:text-style-name="P67" svg:x1="0.65in" svg:y1="0.8in" svg:x2="0.5in" svg:y2="0.95in"><text:p/></draw:line><draw:line draw:style-name="gr8" draw:text-style-name="P67" svg:x1="0.65in" svg:y1="0.85in" svg:x2="0.5in" svg:y2="1in"><text:p/></draw:line><draw:line draw:style-name="gr8" draw:text-style-name="P67" svg:x1="0.65in" svg:y1="0.9in" svg:x2="0.5in" svg:y2="1.05in"><text:p/></draw:line><draw:line draw:style-name="gr8" draw:text-style-name="P67" svg:x1="0.65in" svg:y1="0.95in" svg:x2="0.5in" svg:y2="1.1in"><text:p/></draw:line><draw:line draw:style-name="gr8" draw:text-style-name="P67" svg:x1="0.65in" svg:y1="1in" svg:x2="0.5in" svg:y2="1.15in"><text:p/></draw:line><draw:line draw:style-name="gr8" draw:text-style-name="P67" svg:x1="0.65in" svg:y1="1.05in" svg:x2="0.5in" svg:y2="1.2in"><text:p/></draw:line><draw:line draw:style-name="gr8" draw:text-style-name="P67" svg:x1="0.65in" svg:y1="1.1in" svg:x2="0.5in" svg:y2="1.25in"><text:p/></draw:line><draw:line draw:style-name="gr8" draw:text-style-name="P67" svg:x1="0.65in" svg:y1="1.15in" svg:x2="0.5in" svg:y2="1.3in"><text:p/></draw:line><draw:line draw:style-name="gr8" draw:text-style-name="P67" svg:x1="0.65in" svg:y1="1.2in" svg:x2="0.5in" svg:y2="1.35in"><text:p/></draw:line><draw:line draw:style-name="gr8" draw:text-style-name="P67" svg:x1="0.65in" svg:y1="1.25in" svg:x2="0.5in" svg:y2="1.4in"><text:p/></draw:line><draw:frame draw:style-name="gr3" draw:text-style-name="P69" svg:width="0.3504in" svg:height="0.3189in" svg:x="0.45in" svg:y="0.8362in"><draw:text-box><text:p text:style-name="P68"><text:span text:style-name="T47">t</text:span><text:span text:style-name="T48">2</text:span><text:span text:style-name="T47"> </text:span></text:p></draw:text-box></draw:frame><draw:line draw:style-name="gr10" draw:text-style-name="P67" svg:x1="1.25in" svg:y1="0.2in" svg:x2="1.25in" svg:y2="1.4in"><text:p/></draw:line><draw:line draw:style-name="gr8" draw:text-style-name="P67" svg:x1="1.25in" svg:y1="0.3in" svg:x2="1.1in" svg:y2="0.45in"><text:p/></draw:line><draw:line draw:style-name="gr8" draw:text-style-name="P67" svg:x1="1.25in" svg:y1="0.35in" svg:x2="1.1in" svg:y2="0.5in"><text:p/></draw:line><draw:line draw:style-name="gr8" draw:text-style-name="P67" svg:x1="1.25in" svg:y1="0.4in" svg:x2="1.1in" svg:y2="0.55in"><text:p/></draw:line><draw:line draw:style-name="gr8" draw:text-style-name="P67" svg:x1="1.25in" svg:y1="0.45in" svg:x2="1.1in" svg:y2="0.6in"><text:p/></draw:line><draw:line draw:style-name="gr8" draw:text-style-name="P67" svg:x1="1.25in" svg:y1="0.6in" svg:x2="1.1in" svg:y2="0.75in"><text:p/></draw:line><draw:line draw:style-name="gr8" draw:text-style-name="P67" svg:x1="1.25in" svg:y1="0.55in" svg:x2="1.1in" svg:y2="0.7in"><text:p/></draw:line><draw:line draw:style-name="gr8" draw:text-style-name="P67" svg:x1="1.25in" svg:y1="0.5in" svg:x2="1.1in" svg:y2="0.65in"><text:p/></draw:line><draw:line draw:style-name="gr8" draw:text-style-name="P67" svg:x1="1.25in" svg:y1="0.75in" svg:x2="1.1in" svg:y2="0.9in"><text:p/></draw:line><draw:line draw:style-name="gr8" draw:text-style-name="P67" svg:x1="1.25in" svg:y1="0.8in" svg:x2="1.1in" svg:y2="0.95in"><text:p/></draw:line><draw:line draw:style-name="gr8" draw:text-style-name="P67" svg:x1="1.25in" svg:y1="0.85in" svg:x2="1.1in" svg:y2="1in"><text:p/></draw:line><draw:line draw:style-name="gr8" draw:text-style-name="P67" svg:x1="1.25in" svg:y1="0.9in" svg:x2="1.1in" svg:y2="1.05in"><text:p/></draw:line><draw:line draw:style-name="gr8" draw:text-style-name="P67" svg:x1="1.25in" svg:y1="0.95in" svg:x2="1.1in" svg:y2="1.1in"><text:p/></draw:line><draw:line draw:style-name="gr8" draw:text-style-name="P67" svg:x1="1.25in" svg:y1="1in" svg:x2="1.1in" svg:y2="1.15in"><text:p/></draw:line><draw:line draw:style-name="gr8" draw:text-style-name="P67" svg:x1="1.25in" svg:y1="1.05in" svg:x2="1.1in" svg:y2="1.2in"><text:p/></draw:line><draw:line draw:style-name="gr8" draw:text-style-name="P67" svg:x1="1.25in" svg:y1="1.1in" svg:x2="1.1in" svg:y2="1.25in"><text:p/></draw:line><draw:line draw:style-name="gr8" draw:text-style-name="P67" svg:x1="1.25in" svg:y1="1.15in" svg:x2="1.1in" svg:y2="1.3in"><text:p/></draw:line><draw:line draw:style-name="gr8" draw:text-style-name="P67" svg:x1="1.25in" svg:y1="1.2in" svg:x2="1.1in" svg:y2="1.35in"><text:p/></draw:line><draw:line draw:style-name="gr8" draw:text-style-name="P67" svg:x1="1.25in" svg:y1="1.25in" svg:x2="1.1in" svg:y2="1.4in"><text:p/></draw:line><draw:custom-shape draw:style-name="gr5" draw:text-style-name="P67" svg:width="1.3004in" svg:height="0.4504in" svg:x="0.1in" svg:y="0.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3" draw:text-style-name="P69" svg:width="0.6004in" svg:height="0.2988in" svg:x="0.65in" svg:y="0.5516in"><draw:text-box><text:p text:style-name="P68"><text:span text:style-name="T46">q</text:span></text:p></draw:text-box></draw:frame><draw:custom-shape draw:style-name="gr12" draw:text-style-name="P67" svg:width="0.0504in" svg:height="0.0504in" svg:x="1.2299in" svg:y="0.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11" draw:text-style-name="P67" svg:width="0.2496in" svg:height="0.2996in" svg:x="1.25in" svg:y="0.15in" svg:viewBox="0 0 635 762" svg:d="m0 762c0-635 635-762 635-762"><text:p/></draw:path><draw:frame draw:style-name="gr3" draw:text-style-name="P69" svg:width="0.3004in" svg:height="0.3189in" svg:x="1.45in" svg:y="0in"><draw:text-box><text:p text:style-name="P68"><text:span text:style-name="T47">t</text:span><text:span text:style-name="T48">i</text:span><text:span text:style-name="T47"> </text:span></text:p></draw:text-box></draw:frame><draw:custom-shape draw:style-name="gr12" draw:text-style-name="P67" svg:width="0.0504in" svg:height="0.0504in" svg:x="1.5in" svg:y="0.1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69" svg:width="0.3004in" svg:height="0.3189in" svg:x="0.9in" svg:y="0.1in"><draw:text-box><text:p text:style-name="P68"><text:span text:style-name="T47">t</text:span><text:span text:style-name="T48">1</text:span></text:p></draw:text-box></draw:frame><draw:custom-shape draw:style-name="gr12" draw:text-style-name="P67" svg:width="0.0504in" svg:height="0.0504in" svg:x="0.4799in" svg:y="0.9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1" svg:width="0.3504in" svg:height="0.3189in" svg:x="0in" svg:y="1.25in"><draw:text-box><text:p text:style-name="P68"><text:span text:style-name="T49">α</text:span><text:span text:style-name="T51">e</text:span></text:p></draw:text-box></draw:frame><draw:frame draw:style-name="gr3" draw:text-style-name="P71" svg:width="0.3504in" svg:height="0.3189in" svg:x="1.45in" svg:y="0.25in"><draw:text-box><text:p text:style-name="P68"><text:span text:style-name="T49">α</text:span><text:span text:style-name="T51">i</text:span></text:p></draw:text-box></draw:frame></draw:g></text:h>
      <text:h text:style-name="P57" text:outline-level="1"><draw:frame draw:style-name="fr1" draw:name="Object1" text:anchor-type="as-char" svg:y="-0.152in" svg:width="1.0465in" svg:height="0.2134in" draw:z-index="3"><draw:object xlink:href="./Object 1" xlink:type="simple" xlink:show="embed" xlink:actuate="onLoad"/><draw:image xlink:href="./ObjectReplacements/Object 1" xlink:type="simple" xlink:show="embed" xlink:actuate="onLoad"/></draw:frame></text:h>
      <text:h text:style-name="P57" text:outline-level="1"><text:soft-page-break/><draw:frame draw:style-name="fr1" draw:name="Object3" text:anchor-type="as-char" svg:y="-0.152in" svg:width="1.0083in" svg:height="0.2134in" draw:z-index="4"><draw:object xlink:href="./Object 3" xlink:type="simple" xlink:show="embed" xlink:actuate="onLoad"/><draw:image xlink:href="./ObjectReplacements/Object 3" xlink:type="simple" xlink:show="embed" xlink:actuate="onLoad"/></draw:frame></text:h>
      <text:h text:style-name="dolgozat-ábra-számozás" text:outline-level="1"><text:sequence text:ref-name="refIllustration2" text:name="Illustration" text:formula="ooow:Illustration+1" style:num-format="1">3</text:sequence>. <text:span text:style-name="T45">ábra</text:span></text:h>
      <text:h text:style-name="P40" text:outline-level="1">Hőáram a határolófelületeken</text:h>
      <text:h text:style-name="P56" text:outline-level="1"/>
      <text:h text:style-name="P43" text:outline-level="1">Felhasznált szoftverek</text:h>
      <text:h text:style-name="P43" text:outline-level="1">Felhasznált irodalom</text:h>
      <text:h text:style-name="dolgozat-Felhasznalt_20_irodalom" text:outline-level="1"><text:span text:style-name="T39">[1]<text:tab/></text:span>Várfalvi János-Zöld András <text:s/>- <text:span text:style-name="T38">Határolószerkezetek hőtechnikai méretezése</text:span> – ISBN 963 431 751 0</text:h>
      <text:p text:style-name="Standard"/>
      <text:h text:style-name="P43" text:outline-level="1"><text:bookmark-start text:name="__RefHeading__7580_255709224"/>Melléklet<text:bookmark-end text:name="__RefHeading__7580_25570922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Times New Roman3" svg:font-family="'Times New Roman'" style:font-family-generic="roman"/>
    <style:font-face style:name="Times New Roman2" svg:font-family="'Times New Roman'" style:font-adornments="Bold" style:font-family-generic="roman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Line_20_with_20_Fine_20_Dots" draw:display-name="Line with Fine Dots" draw:style="rect" draw:dots1="1" draw:dots1-length="0.448in" draw:dots2="10" draw:distance="0.0339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.1598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olgozat-Fejezetcim-1" style:family="paragraph" style:parent-style-name="Standard" style:default-outline-level="1">
      <style:paragraph-properties fo:margin-top="0in" fo:margin-bottom="0.1799in" style:contextual-spacing="false" fo:text-align="start" style:justify-single-word="false" text:number-lines="false" text:line-number="0"/>
      <style:text-properties style:font-name="Times New Roman" fo:font-family="'Times New Roman'" style:font-style-name="Bold" style:font-family-generic="roman" style:font-pitch="variable" fo:font-size="14pt" fo:font-weight="bold" officeooo:rsid="000e4a46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61in" style:type="right" style:leader-style="dotted" style:leader-text="."/>
        </style:tab-stops>
      </style:paragraph-properties>
    </style:style>
    <style:style style:name="dolgozat-Fejezetcim-2" style:family="paragraph" style:parent-style-name="dolgozat-Fejezetcim-1" style:default-outline-level="2">
      <style:text-properties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olgozat-Fejezetcim-3" style:family="paragraph" style:parent-style-name="dolgozat-Fejezetcim-2" style:default-outline-level="3"/>
    <style:style style:name="dolgozat-Fejezetcim-4" style:family="paragraph" style:parent-style-name="dolgozat-Fejezetcim-3" style:default-outline-level="4"/>
    <style:style style:name="dolgozat-Fejezetcim-5" style:family="paragraph" style:parent-style-name="dolgozat-Fejezetcim-4" style:default-outline-level="5"/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dolgozat-Bekezdes" style:family="paragraph" style:parent-style-name="dolgozat-Fejezetcim-1" style:default-outline-level="" style:list-style-name="" style:master-page-name="">
      <style:paragraph-properties fo:margin-left="0in" fo:margin-right="0in" fo:margin-top="0in" fo:margin-bottom="0in" style:contextual-spacing="false" fo:line-height="150%" fo:text-align="justify" style:justify-single-word="false" fo:keep-together="always" fo:text-indent="0.1402in" style:auto-text-indent="false" style:page-number="auto"/>
      <style:text-properties style:font-name="Times New Roman" fo:font-family="'Times New Roman'" style:font-style-name="Bold" style:font-family-generic="roman" style:font-pitch="variable" fo:font-size="12pt" fo:font-weight="normal" style:font-size-asian="10.5pt"/>
    </style:style>
    <style:style style:name="dolgozat-Bekezdes-felsorolas" style:family="paragraph" style:parent-style-name="dolgozat-Bekezdes" style:default-outline-level="1">
      <style:text-properties fo:language="hu" fo:country="H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lgozat-ábra-számozás" style:family="paragraph" style:parent-style-name="dolgozat-Bekezdes" style:default-outline-level="1" style:list-style-name="" style:master-page-name="">
      <style:paragraph-properties fo:margin-left="0in" fo:margin-right="0in" fo:line-height="100%" fo:text-align="center" style:justify-single-word="false" fo:text-indent="0in" style:auto-text-indent="false" style:page-number="auto" fo:background-color="transparent" style:shadow="none">
        <style:tab-stops/>
        <style:background-image/>
      </style:paragraph-properties>
      <style:text-properties fo:font-size="10pt" fo:language="hu" fo:country="HU" fo:font-style="italic" officeooo:rsid="0045edfe" style:font-size-asian="10pt" style:font-style-asian="italic" style:font-size-complex="10pt" style:font-style-complex="italic"/>
    </style:style>
    <style:style style:name="dolgozat-Felhasznalt_20_irodalom" style:display-name="dolgozat-Felhasznalt irodalom" style:family="paragraph" style:parent-style-name="dolgozat-Fejezetcim-1" style:default-outline-level="" style:list-style-name="">
      <style:paragraph-properties fo:margin-left="1in" fo:margin-right="0in" fo:margin-top="0in" fo:margin-bottom="0in" style:contextual-spacing="false" fo:line-height="150%" fo:text-indent="-0.5in" style:auto-text-indent="false">
        <style:tab-stops/>
      </style:paragraph-properties>
      <style:text-properties fo:font-size="12pt" fo:font-weight="normal" officeooo:rsid="00507708" style:font-size-asian="10.5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6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93in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55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4c4c4c" fo:language="hu" fo:country="HU" fo:font-style="italic" style:font-style-asian="italic" style:font-style-complex="italic"/>
    </style:style>
    <style:style style:name="MP2" style:family="paragraph" style:parent-style-name="Footer">
      <style:text-properties fo:language="hu" fo:country="HU"/>
    </style:style>
    <style:style style:name="MT1" style:family="text">
      <style:text-properties officeooo:rsid="000e4a4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. <text:span text:style-name="MT1">oldal</text:span></text:p>
      </style:footer>
      <style:footer-left style:display="false">
        <text:p text:style-name="MP1"><text:page-number text:select-page="current">10</text:page-number>. <text:span text:style-name="MT1">oldal</text:span></text:p>
      </style:footer-left>
    </style:master-page>
    <style:master-page style:name="Index" style:page-layout-name="Mpm2" style:next-style-name="First_20_Page">
      <style:footer>
        <text:p text:style-name="MP2"/>
      </style:footer>
    </style:master-page>
    <style:master-page style:name="First_20_Page" style:display-name="First Page" style:page-layout-name="Mpm2">
      <style:footer>
        <text:p text:style-name="MP2"/>
      </style:footer>
    </style:master-page>
    <style:master-page style:name="dolgozat-focim" style:page-layout-name="Mpm3" style:next-style-name="dolgozat-koszonetnyilvanitas"/>
    <style:master-page style:name="dolgozat-koszonetnyilvanitas" style:page-layout-name="Mpm3" style:next-style-name="dolgozat-tartalomjegyzek"/>
    <style:master-page style:name="dolgozat-tartalomjegyzek" style:page-layout-name="Mpm3" style:next-style-name="dolgozat-motto"/>
    <style:master-page style:name="dolgozat-motto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0:39:44.369107480</meta:creation-date>
    <dc:date>2014-02-13T23:56:43.838949641</dc:date>
    <meta:editing-duration>PT13H30S</meta:editing-duration>
    <meta:editing-cycles>79</meta:editing-cycles>
    <meta:generator>LibreOffice/4.1.3.2$Linux_x86 LibreOffice_project/410m0$Build-2</meta:generator>
    <meta:document-statistic meta:table-count="1" meta:image-count="0" meta:object-count="3" meta:page-count="10" meta:paragraph-count="97" meta:word-count="1220" meta:character-count="9241" meta:non-whitespace-character-count="8121"/>
  </office:meta>
</office:document-meta>
</file>

<file path=Object 1/content.xml><?xml version="1.0" encoding="utf-8"?>
<math xmlns="http://www.w3.org/1998/Math/MathML">
  <semantics>
    <mrow>
      <mrow>
        <mi>q</mi>
        <mo stretchy="false">=</mo>
        <mrow>
          <msub>
            <mi>α</mi>
            <mrow>
              <mi>e</mi>
            </mrow>
          </msub>
          <mo stretchy="false">∗</mo>
          <mrow>
            <mo stretchy="false">(</mo>
            <mrow>
              <mrow>
                <msub>
                  <mi>t</mi>
                  <mrow>
                    <mn>2</mn>
                  </mrow>
                </msub>
                <mo stretchy="false">−</mo>
                <msub>
                  <mi>t</mi>
                  <mrow>
                    <mi>e</mi>
                  </mrow>
                </msub>
              </mrow>
            </mrow>
            <mo stretchy="false">)</mo>
          </mrow>
        </mrow>
      </mrow>
    </mrow>
    <annotation encoding="StarMath 5.0">q=α_{e}*(t_{2}-t_{e})</annotation>
  </semantics>
</math>
</file>

<file path=Object 2/content.xml><?xml version="1.0" encoding="utf-8"?>
<math xmlns="http://www.w3.org/1998/Math/MathML">
  <semantics>
    <mrow>
      <mrow>
        <mi>q</mi>
        <mo stretchy="false">=</mo>
        <mrow>
          <mi>λ</mi>
          <mo stretchy="false">∗</mo>
          <mrow>
            <mo stretchy="false">(</mo>
            <mrow>
              <mfrac>
                <mrow>
                  <mrow>
                    <msub>
                      <mi>t</mi>
                      <mn>2</mn>
                    </msub>
                    <mo stretchy="false">−</mo>
                    <msub>
                      <mi>t</mi>
                      <mn>1</mn>
                    </msub>
                  </mrow>
                </mrow>
                <mrow>
                  <mi>d</mi>
                </mrow>
              </mfrac>
            </mrow>
            <mo stretchy="false">)</mo>
          </mrow>
        </mrow>
      </mrow>
    </mrow>
    <annotation encoding="StarMath 5.0">q=λ*({t_2-t_1} over {d} ) </annotation>
  </semantics>
</math>
</file>

<file path=Object 3/content.xml><?xml version="1.0" encoding="utf-8"?>
<math xmlns="http://www.w3.org/1998/Math/MathML">
  <semantics>
    <mrow>
      <mrow>
        <mi>q</mi>
        <mo stretchy="false">=</mo>
        <mrow>
          <msub>
            <mi>α</mi>
            <mrow>
              <mi>i</mi>
            </mrow>
          </msub>
          <mo stretchy="false">∗</mo>
          <mrow>
            <mo stretchy="false">(</mo>
            <mrow>
              <mrow>
                <msub>
                  <mi>t</mi>
                  <mrow>
                    <mi>i</mi>
                  </mrow>
                </msub>
                <mo stretchy="false">−</mo>
                <msub>
                  <mi>t</mi>
                  <mrow>
                    <mn>1</mn>
                  </mrow>
                </msub>
              </mrow>
            </mrow>
            <mo stretchy="false">)</mo>
          </mrow>
        </mrow>
      </mrow>
    </mrow>
    <annotation encoding="StarMath 5.0">q=α_{i}*(t_{i}-t_{1})</annotation>
  </semantics>
</math>
</file>